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dash" draw:stroke-dash="Fine_20_Dashed" svg:stroke-color="#999999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cm" svg:stroke-color="#111111" draw:marker-start-width="0.515cm" draw:marker-end="Arrow" draw:marker-end-width="0.35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111111" draw:fill="none" draw:fill-color="#ffffff" fo:min-height="0.7cm"/>
    </style:style>
    <style:style style:name="gr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line draw:style-name="gr1" draw:text-style-name="P1" draw:layer="layout" svg:x1="14.4cm" svg:y1="5.787cm" svg:x2="16.4cm" svg:y2="5.787cm">
            <text:p/>
          </draw:line>
          <draw:line draw:style-name="gr1" draw:text-style-name="P1" draw:layer="layout" svg:x1="14.4cm" svg:y1="5.787cm" svg:x2="15.8cm" svg:y2="4.687cm">
            <text:p/>
          </draw:line>
          <draw:line draw:style-name="gr1" draw:text-style-name="P1" draw:layer="layout" svg:x1="14.4cm" svg:y1="5.787cm" svg:x2="14.4cm" svg:y2="4.187cm">
            <text:p/>
          </draw:line>
          <draw:frame draw:style-name="gr2" draw:layer="layout" svg:width="1.1cm" svg:height="0.962cm" svg:x="16.3cm" svg:y="5.237cm">
            <draw:text-box>
              <text:p>x</text:p>
            </draw:text-box>
          </draw:frame>
          <draw:frame draw:style-name="gr3" draw:layer="layout" svg:width="1.1cm" svg:height="1.25cm" svg:x="15.6cm" svg:y="4.187cm">
            <draw:text-box>
              <text:p>y</text:p>
            </draw:text-box>
          </draw:frame>
          <draw:frame draw:style-name="gr3" draw:layer="layout" svg:width="1.1cm" svg:height="1.25cm" svg:x="13.6cm" svg:y="4.037cm">
            <draw:text-box>
              <text:p>z</text:p>
            </draw:text-box>
          </draw:frame>
        </draw:g>
        <draw:g>
          <draw:line draw:style-name="gr1" draw:text-style-name="P1" draw:layer="layout" svg:x1="9.391cm" svg:y1="3.355cm" svg:x2="10.923cm" svg:y2="4.641cm">
            <text:p/>
          </draw:line>
          <draw:line draw:style-name="gr1" draw:text-style-name="P1" draw:layer="layout" svg:x1="9.391cm" svg:y1="3.355cm" svg:x2="11.171cm" svg:y2="3.412cm">
            <text:p/>
          </draw:line>
          <draw:line draw:style-name="gr1" draw:text-style-name="P1" draw:layer="layout" svg:x1="9.391cm" svg:y1="3.356cm" svg:x2="10.419cm" svg:y2="2.13cm">
            <text:p/>
          </draw:line>
          <draw:frame draw:style-name="gr4" draw:layer="layout" svg:width="1.1cm" svg:height="0.962cm" draw:transform="rotate (-0.698131700797732) translate (11.2cm 4.155cm)">
            <draw:text-box>
              <text:p>x</text:p>
            </draw:text-box>
          </draw:frame>
          <draw:frame draw:style-name="gr3" draw:layer="layout" svg:width="1.1cm" svg:height="1.25cm" draw:transform="rotate (-0.698131700797732) translate (11.338cm 2.901cm)">
            <draw:text-box>
              <text:p>y</text:p>
            </draw:text-box>
          </draw:frame>
          <draw:frame draw:style-name="gr3" draw:layer="layout" svg:width="1.1cm" svg:height="1.25cm" draw:transform="rotate (-0.698131700797732) translate (9.903cm 1.5cm)">
            <draw:text-box>
              <text:p>z</text:p>
            </draw:text-box>
          </draw:frame>
        </draw:g>
        <draw:line draw:style-name="gr5" draw:text-style-name="P1" draw:layer="layout" svg:x1="6.026cm" svg:y1="16cm" svg:x2="13.7cm" svg:y2="15.816cm">
          <text:p/>
        </draw:line>
        <draw:line draw:style-name="gr5" draw:text-style-name="P1" draw:layer="layout" svg:x1="5cm" svg:y1="18.3cm" svg:x2="11.7cm" svg:y2="11.6cm">
          <text:p/>
        </draw:line>
        <draw:line draw:style-name="gr5" draw:text-style-name="P1" draw:layer="layout" svg:x1="7.3cm" svg:y1="19.1cm" svg:x2="7.3cm" svg:y2="10.3cm">
          <text:p/>
        </draw:line>
        <draw:line draw:style-name="gr6" draw:text-style-name="P1" draw:layer="layout" svg:x1="7.3cm" svg:y1="16cm" svg:x2="7.3cm" svg:y2="18.1cm">
          <text:p/>
        </draw:line>
        <draw:frame draw:style-name="gr7" draw:text-style-name="P2" draw:layer="layout" svg:width="2.2cm" svg:height="0.95cm" svg:x="7.3cm" svg:y="17.1cm">
          <draw:text-box>
            <text:p text:style-name="P2"><text:span text:style-name="T1">(0,0,-g)</text:span></text:p>
          </draw:text-box>
        </draw:frame>
        <draw:line draw:style-name="gr8" draw:text-style-name="P1" draw:layer="layout" svg:x1="7.3cm" svg:y1="16cm" svg:x2="8.8cm" svg:y2="14.5cm">
          <text:p/>
        </draw:line>
        <draw:frame draw:style-name="gr7" draw:text-style-name="P2" draw:layer="layout" svg:width="2.2cm" svg:height="0.95cm" svg:x="8.8cm" svg:y="14.15cm">
          <draw:text-box>
            <text:p text:style-name="P2"><text:span text:style-name="T1">(0,1,0)</text:span></text:p>
          </draw:text-box>
        </draw:frame>
        <draw:frame draw:style-name="gr9" draw:layer="layout" svg:width="9cm" svg:height="1.3cm" svg:x="4.8cm" svg:y="19.9cm">
          <draw:text-box>
            <text:p>地球坐标系R（地理坐标系）</text:p>
          </draw:text-box>
        </draw:frame>
        <draw:frame draw:style-name="gr10" draw:text-style-name="P2" draw:layer="layout" svg:width="4.1cm" svg:height="1cm" svg:x="7.9cm" svg:y="17.9cm">
          <draw:text-box>
            <text:p text:style-name="P2"><text:span text:style-name="T1">重</text:span><text:span text:style-name="T1">力</text:span><text:span text:style-name="T1">加</text:span><text:span text:style-name="T1">速</text:span><text:span text:style-name="T1">度</text:span><text:span text:style-name="T1">向</text:span><text:span text:style-name="T1">量</text:span></text:p>
          </draw:text-box>
        </draw:frame>
        <draw:frame draw:style-name="gr10" draw:text-style-name="P2" draw:layer="layout" svg:width="2.7cm" svg:height="1cm" svg:x="10.7cm" svg:y="14.1cm">
          <draw:text-box>
            <text:p text:style-name="P2"><text:span text:style-name="T1">地磁</text:span><text:span text:style-name="T1">向量</text:span></text:p>
          </draw:text-box>
        </draw:frame>
        <draw:frame draw:style-name="gr11" draw:layer="layout" svg:width="1.1cm" svg:height="1.35cm" svg:x="13.9cm" svg:y="15.6cm">
          <draw:text-box>
            <text:p>x</text:p>
          </draw:text-box>
        </draw:frame>
        <draw:frame draw:style-name="gr11" draw:layer="layout" svg:width="1.1cm" svg:height="1.35cm" svg:x="12cm" svg:y="11.2cm">
          <draw:text-box>
            <text:p>y</text:p>
          </draw:text-box>
        </draw:frame>
        <draw:frame draw:style-name="gr11" draw:layer="layout" svg:width="1.1cm" svg:height="1.35cm" svg:x="6.1cm" svg:y="10.1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9T21:19:55.257206787</meta:creation-date>
    <dc:date>2014-06-19T21:51:55.482189069</dc:date>
    <meta:editing-duration>PT1M1S</meta:editing-duration>
    <meta:editing-cycles>1</meta:editing-cycles>
    <meta:document-statistic meta:object-count="27"/>
    <meta:generator>LibreOffice/4.2.3.3$Linux_X86_64 LibreOffice_project/420m0$Build-3</meta:generator>
  </office:meta>
</office:document-meta>
</file>